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l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office:value-type="string" calcext:value-type="string">
            <text:p>Score 29</text:p>
          </table:table-cell>
          <table:table-cell office:value-type="string" calcext:value-type="string">
            <text:p>Score 28</text:p>
          </table:table-cell>
          <table:table-cell office:value-type="string" calcext:value-type="string">
            <text:p>Score 27</text:p>
          </table:table-cell>
          <table:table-cell office:value-type="string" calcext:value-type="string">
            <text:p>Score 26</text:p>
          </table:table-cell>
          <table:table-cell office:value-type="string" calcext:value-type="string">
            <text:p>Score 25</text:p>
          </table:table-cell>
          <table:table-cell office:value-type="string" calcext:value-type="string">
            <text:p>Score 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" calcext:value-type="float">
            <text:p>0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66" calcext:value-type="float">
            <text:p>0.6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2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table:style-name="ce2" office:value-type="float" office:value="0.682" calcext:value-type="float">
            <text:p>0.68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9" calcext:value-type="float">
            <text:p>0.67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table:number-columns-repeated="2" office:value-type="float" office:value="0.673" calcext:value-type="float">
            <text:p>0.673</text:p>
          </table:table-cell>
          <table:table-cell table:number-columns-repeated="2" office:value-type="float" office:value="0.668" calcext:value-type="float">
            <text:p>0.668</text:p>
          </table:table-cell>
          <table:table-cell office:value-type="float" office:value="0.664" calcext:value-type="float">
            <text:p>0.6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5</text:p>
          </table:table-cell>
          <table:table-cell office:value-type="float" office:value="0.66" calcext:value-type="float">
            <text:p>0.6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3" calcext:value-type="float">
            <text:p>0.6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66" calcext:value-type="float">
            <text:p>0.6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1" calcext:value-type="float">
            <text:p>0.6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6" calcext:value-type="float">
            <text:p>0.6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0.672" calcext:value-type="float">
            <text:p>0.6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11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table:style-name="ce2" office:value-type="float" office:value="0.678" calcext:value-type="float">
            <text:p>0.6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6" calcext:value-type="float">
            <text:p>0.6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4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" calcext:value-type="float">
            <text:p>0.66</text:p>
          </table:table-cell>
          <table:table-cell office:value-type="float" office:value="0.663" calcext:value-type="float">
            <text:p>0.6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6" calcext:value-type="float">
            <text:p>0.656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17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table:style-name="ce2" office:value-type="float" office:value="0.675" calcext:value-type="float">
            <text:p>0.6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66" calcext:value-type="float">
            <text:p>0.6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6" calcext:value-type="float">
            <text:p>0.6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66" calcext:value-type="float">
            <text:p>0.66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0</text:p>
          </table:table-cell>
          <table:table-cell office:value-type="float" office:value="0.66" calcext:value-type="float">
            <text:p>0.6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" calcext:value-type="float">
            <text:p>0.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22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table:style-name="ce2" office:value-type="float" office:value="0.679" calcext:value-type="float">
            <text:p>0.67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23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" calcext:value-type="float">
            <text:p>0.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3" calcext:value-type="float">
            <text:p>0.673</text:p>
          </table:table-cell>
          <table:table-cell table:style-name="ce2" office:value-type="float" office:value="0.681" calcext:value-type="float">
            <text:p>0.68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4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9" calcext:value-type="float">
            <text:p>0.67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65" calcext:value-type="float">
            <text:p>0.6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28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668" calcext:value-type="float">
            <text:p>0.6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2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office:value-type="string" calcext:value-type="string">
            <text:p>Score 29</text:p>
          </table:table-cell>
          <table:table-cell office:value-type="string" calcext:value-type="string">
            <text:p>Score 28</text:p>
          </table:table-cell>
          <table:table-cell office:value-type="string" calcext:value-type="string">
            <text:p>Score 27</text:p>
          </table:table-cell>
          <table:table-cell office:value-type="string" calcext:value-type="string">
            <text:p>Score 26</text:p>
          </table:table-cell>
          <table:table-cell office:value-type="string" calcext:value-type="string">
            <text:p>Score 25</text:p>
          </table:table-cell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7" calcext:value-type="float">
            <text:p>0.707</text:p>
          </table:table-cell>
          <table:table-cell office:value-type="float" office:value="0.68" calcext:value-type="float">
            <text:p>0.6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string" calcext:value-type="string">
            <text:p>Feature 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4" calcext:value-type="float">
            <text:p>0.724</text:p>
          </table:table-cell>
        </table:table-row>
        <table:table-row table:style-name="ro2">
          <table:table-cell/>
          <table:table-cell office:value-type="string" calcext:value-type="string">
            <text:p>Feature 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7" calcext:value-type="float">
            <text:p>0.727</text:p>
          </table:table-cell>
          <table:table-cell table:style-name="ce2"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string" calcext:value-type="string">
            <text:p>Feature 1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4" calcext:value-type="float">
            <text:p>0.704</text:p>
          </table:table-cell>
          <table:table-cell table:number-columns-repeated="2" office:value-type="float" office:value="0.713" calcext:value-type="float">
            <text:p>0.713</text:p>
          </table:table-cell>
        </table:table-row>
        <table:table-row table:style-name="ro2">
          <table:table-cell/>
          <table:table-cell office:value-type="string" calcext:value-type="string">
            <text:p>Feature 1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" calcext:value-type="float">
            <text:p>0.7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8" calcext:value-type="float">
            <text:p>0.728</text:p>
          </table:table-cell>
          <table:table-cell table:style-name="ce2"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" calcext:value-type="float">
            <text:p>0.71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/>
          <table:table-cell office:value-type="string" calcext:value-type="string">
            <text:p>Feature 17</text:p>
          </table:table-cell>
          <table:table-cell office:value-type="float" office:value="0.709" calcext:value-type="float">
            <text:p>0.709</text:p>
          </table:table-cell>
          <table:table-cell table:style-name="ce2" office:value-type="float" office:value="0.721" calcext:value-type="float">
            <text:p>0.7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2">
          <table:table-cell/>
          <table:table-cell office:value-type="string" calcext:value-type="string">
            <text:p>Feature 2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3" calcext:value-type="float">
            <text:p>0.723</text:p>
          </table:table-cell>
          <table:table-cell table:style-name="ce2" office:value-type="float" office:value="0.729" calcext:value-type="float">
            <text:p>0.7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ature 2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string" calcext:value-type="string">
            <text:p>Feature 2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table:style-name="ce2" office:value-type="float" office:value="0.726" calcext:value-type="float">
            <text:p>0.7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" calcext:value-type="float">
            <text:p>0.73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string" calcext:value-type="string">
            <text:p>Feature 2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1" calcext:value-type="float">
            <text:p>0.701</text:p>
          </table:table-cell>
          <table:table-cell table:number-columns-repeated="2"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</table:table-row>
      </table:table>
      <table:table table:name="gb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office:value-type="string" calcext:value-type="string">
            <text:p>Score 29</text:p>
          </table:table-cell>
          <table:table-cell office:value-type="string" calcext:value-type="string">
            <text:p>Score 28</text:p>
          </table:table-cell>
          <table:table-cell office:value-type="string" calcext:value-type="string">
            <text:p>Score 27</text:p>
          </table:table-cell>
          <table:table-cell office:value-type="string" calcext:value-type="string">
            <text:p>Score 2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" calcext:value-type="float">
            <text:p>0.65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3" calcext:value-type="float">
            <text:p>0.63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table:number-columns-repeated="3" office:value-type="float" office:value="0.683" calcext:value-type="float">
            <text:p>0.68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" calcext:value-type="float">
            <text:p>0.67</text:p>
          </table:table-cell>
          <table:table-cell office:value-type="float" office:value="0.663" calcext:value-type="float">
            <text:p>0.66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8" calcext:value-type="float">
            <text:p>0.67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5" calcext:value-type="float">
            <text:p>0.6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5" calcext:value-type="float">
            <text:p>0.6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3" calcext:value-type="float">
            <text:p>0.68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2" calcext:value-type="float">
            <text:p>0.6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7" calcext:value-type="float">
            <text:p>0.65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8" calcext:value-type="float">
            <text:p>0.66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14</text:p>
          </table:table-cell>
          <table:table-cell office:value-type="float" office:value="0.662" calcext:value-type="float">
            <text:p>0.662</text:p>
          </table:table-cell>
          <table:table-cell table:style-name="ce2" office:value-type="float" office:value="0.684" calcext:value-type="float">
            <text:p>0.684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4" calcext:value-type="float">
            <text:p>0.68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2" calcext:value-type="float">
            <text:p>0.6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677" calcext:value-type="float">
            <text:p>0.677</text:p>
          </table:table-cell>
          <table:table-cell office:value-type="float" office:value="0.673" calcext:value-type="float">
            <text:p>0.67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20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7" calcext:value-type="float">
            <text:p>0.677</text:p>
          </table:table-cell>
          <table:table-cell table:style-name="ce2" office:value-type="float" office:value="0.687" calcext:value-type="float">
            <text:p>0.68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1" calcext:value-type="float">
            <text:p>0.68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7" calcext:value-type="float">
            <text:p>0.657</text:p>
          </table:table-cell>
          <table:table-cell office:value-type="float" office:value="0.643" calcext:value-type="float">
            <text:p>0.64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2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0.691" calcext:value-type="float">
            <text:p>0.69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eature 2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table:style-name="ce2" office:value-type="float" office:value="0.689" calcext:value-type="float">
            <text:p>0.6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1" calcext:value-type="float">
            <text:p>0.681</text:p>
          </table:table-cell>
          <table:table-cell office:value-type="float" office:value="0.676" calcext:value-type="float">
            <text:p>0.67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84" calcext:value-type="float">
            <text:p>0.68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6" calcext:value-type="float">
            <text:p>0.66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64" calcext:value-type="float">
            <text:p>0.66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5" calcext:value-type="float">
            <text:p>0.675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SVC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table:style-name="ce1" office:value-type="string" calcext:value-type="string">
            <text:p>Score 29</text:p>
          </table:table-cell>
          <table:table-cell table:style-name="ce1" office:value-type="string" calcext:value-type="string">
            <text:p>Score 28</text:p>
          </table:table-cell>
          <table:table-cell table:style-name="ce1" office:value-type="string" calcext:value-type="string">
            <text:p>Score 27</text:p>
          </table:table-cell>
          <table:table-cell table:style-name="ce1" office:value-type="string" calcext:value-type="string">
            <text:p>Score 26</text:p>
          </table:table-cell>
          <table:table-cell table:style-name="ce1" office:value-type="string" calcext:value-type="string">
            <text:p>Score 25</text:p>
          </table:table-cell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726" calcext:value-type="float">
            <text:p>0.726</text:p>
          </table:table-cell>
          <table:table-cell office:value-type="float" office:value="0.708" calcext:value-type="float">
            <text:p>0.708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726" calcext:value-type="float">
            <text:p>0.7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/>
          <table:table-cell office:value-type="string" calcext:value-type="string">
            <text:p>Feature 2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" calcext:value-type="float">
            <text:p>0.7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2">
          <table:table-cell/>
          <table:table-cell office:value-type="string" calcext:value-type="string">
            <text:p>Feature 5</text:p>
          </table:table-cell>
          <table:table-cell office:value-type="float" office:value="0.726" calcext:value-type="float">
            <text:p>0.726</text:p>
          </table:table-cell>
          <table:table-cell table:style-name="ce3" office:value-type="float" office:value="0.729" calcext:value-type="float">
            <text:p>0.72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ature 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" calcext:value-type="float">
            <text:p>0.73</text:p>
          </table:table-cell>
          <table:table-cell office:value-type="float" office:value="0.721" calcext:value-type="float">
            <text:p>0.721</text:p>
          </table:table-cell>
          <table:table-cell table:style-name="ce3"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" calcext:value-type="float">
            <text:p>0.7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.714" calcext:value-type="float">
            <text:p>0.714</text:p>
          </table:table-cell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" calcext:value-type="float">
            <text:p>0.72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" calcext:value-type="float">
            <text:p>0.72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2">
          <table:table-cell/>
          <table:table-cell office:value-type="string" calcext:value-type="string">
            <text:p>Feature 10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4" calcext:value-type="float">
            <text:p>0.724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 11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0.721" calcext:value-type="float">
            <text:p>0.721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2" calcext:value-type="float">
            <text:p>0.732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string" calcext:value-type="string">
            <text:p>Feature 1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19" calcext:value-type="float">
            <text:p>0.719</text:p>
          </table:table-cell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string" calcext:value-type="string">
            <text:p>Feature 17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18" calcext:value-type="float">
            <text:p>0.7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2" calcext:value-type="float">
            <text:p>0.732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" calcext:value-type="float">
            <text:p>0.7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2">
          <table:table-cell/>
          <table:table-cell office:value-type="string" calcext:value-type="string">
            <text:p>Feature 20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727" calcext:value-type="float">
            <text:p>0.727</text:p>
          </table:table-cell>
          <table:table-cell table:style-name="ce3" office:value-type="float" office:value="0.734" calcext:value-type="float">
            <text:p>0.7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" calcext:value-type="float">
            <text:p>0.71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Feature 22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" calcext:value-type="float">
            <text:p>0.7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string" calcext:value-type="string">
            <text:p>Feature 2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/>
          <table:table-cell office:value-type="string" calcext:value-type="string">
            <text:p>Feature 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" calcext:value-type="float">
            <text:p>0.72</text:p>
          </table:table-cell>
          <table:table-cell office:value-type="float" office:value="0.726" calcext:value-type="float">
            <text:p>0.726</text:p>
          </table:table-cell>
          <table:table-cell table:number-columns-repeated="2" office:value-type="float" office:value="0.728" calcext:value-type="float">
            <text:p>0.728</text:p>
          </table:table-cell>
        </table:table-row>
        <table:table-row table:style-name="ro2">
          <table:table-cell/>
          <table:table-cell office:value-type="string" calcext:value-type="string">
            <text:p>Feature 2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5" calcext:value-type="float">
            <text:p>0.725</text:p>
          </table:table-cell>
          <table:table-cell table:style-name="ce3"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" calcext:value-type="float">
            <text:p>0.7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/>
          <table:table-cell office:value-type="string" calcext:value-type="string">
            <text:p>Feature 2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1" calcext:value-type="float">
            <text:p>0.721</text:p>
          </table:table-cell>
        </table:table-row>
      </table:table>
      <table:table table:name="multi-statistic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itive count</text:p>
          </table:table-cell>
          <table:table-cell table:number-columns-repeated="10" office:value-type="float" office:value="500" calcext:value-type="float">
            <text:p>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o-positive count table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bel 1</text:p>
          </table:table-cell>
          <table:table-cell office:value-type="string" calcext:value-type="string">
            <text:p>Label 2</text:p>
          </table:table-cell>
          <table:table-cell office:value-type="string" calcext:value-type="string">
            <text:p>Label 3</text:p>
          </table:table-cell>
          <table:table-cell office:value-type="string" calcext:value-type="string">
            <text:p>Label 4</text:p>
          </table:table-cell>
          <table:table-cell office:value-type="string" calcext:value-type="string">
            <text:p>Label 5</text:p>
          </table:table-cell>
          <table:table-cell office:value-type="string" calcext:value-type="string">
            <text:p>Label 6</text:p>
          </table:table-cell>
          <table:table-cell office:value-type="string" calcext:value-type="string">
            <text:p>Label 7</text:p>
          </table:table-cell>
          <table:table-cell office:value-type="string" calcext:value-type="string">
            <text:p>Label 8</text:p>
          </table:table-cell>
          <table:table-cell office:value-type="string" calcext:value-type="string">
            <text:p>Label 9</text:p>
          </table:table-cell>
          <table:table-cell office:value-type="string" calcext:value-type="string">
            <text:p>Label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1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09"/>
        </table:table-row>
        <table:table-row table:style-name="ro1" table:number-rows-repeated="15">
          <table:table-cell table:number-columns-repeated="4"/>
          <table:table-cell table:style-name="Default" table:number-columns-repeated="11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21:38:10.264798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9:29:35.799194847</meta:creation-date>
    <dc:date>2016-09-19T21:44:58.939203750</dc:date>
    <meta:editing-duration>PT44M29S</meta:editing-duration>
    <meta:editing-cycles>15</meta:editing-cycles>
    <meta:generator>LibreOffice/5.1.4.2$Linux_X86_64 LibreOffice_project/10m0$Build-2</meta:generator>
    <meta:document-statistic meta:table-count="5" meta:cell-count="966" meta:object-count="0"/>
  </office:meta>
</office:document-meta>
</file>